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paragraph-properties fo:text-align="center" style:justify-single-word="false"/>
      <style:text-properties fo:font-style="italic" style:font-style-asian="italic" style:font-style-complex="italic"/>
    </style:style>
    <style:style style:name="P26" style:family="paragraph" style:parent-style-name="Code">
      <style:text-properties fo:font-size="12pt" fo:font-weight="bold" style:font-size-asian="12pt" style:font-weight-asian="bold" style:font-size-complex="12pt" style:font-weight-complex="bold"/>
    </style:style>
    <style:style style:name="P27" style:family="paragraph" style:parent-style-name="Code">
      <style:paragraph-properties fo:text-align="justify" style:justify-single-word="false"/>
    </style:style>
    <style:style style:name="P28" style:family="paragraph" style:parent-style-name="Code">
      <style:text-properties style:font-name="Times New Roman" fo:font-size="14pt" style:font-name-asian="SimSun" style:font-size-asian="14pt" style:font-name-complex="Mangal" style:font-size-complex="14pt"/>
    </style:style>
    <style:style style:name="P29" style:family="paragraph" style:parent-style-name="Code">
      <style:text-properties style:text-underline-style="solid" style:text-underline-width="auto" style:text-underline-color="font-color" fo:font-weight="bold" style:font-weight-asian="bold" style:font-weight-complex="bold"/>
    </style:style>
    <style:style style:name="P30" style:family="paragraph" style:parent-style-name="Text_20_body">
      <style:paragraph-properties fo:break-before="page"/>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7.0602in" style:type="right" style:leader-style="dotted" style:leader-text="."/>
        </style:tab-stops>
      </style:paragraph-properties>
    </style:style>
    <style:style style:name="P35" style:family="paragraph" style:parent-style-name="Contents_20_2">
      <style:paragraph-properties>
        <style:tab-stops>
          <style:tab-stop style:position="6.8839in" style:type="right"/>
        </style:tab-stops>
      </style:paragraph-properties>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2" style:family="paragraph" style:parent-style-name="Table_20_Contents">
      <style:text-properties fo:color="#808080" fo:font-size="10pt" style:font-size-asian="10pt" style:font-size-complex="10pt"/>
    </style:style>
    <style:style style:name="P43" style:family="paragraph" style:parent-style-name="Table_20_Contents">
      <style:text-properties fo:color="#808080" fo:font-size="6pt" style:font-size-asian="6pt" style:font-size-complex="6pt"/>
    </style:style>
    <style:style style:name="P44"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paragraph-properties fo:text-align="center" style:justify-single-word="false"/>
      <style:text-properties style:font-name="Arial Black" fo:font-size="10pt" style:font-size-asian="10pt" style:font-size-complex="10pt"/>
    </style:style>
    <style:style style:name="P52" style:family="paragraph" style:parent-style-name="Table_20_Contents">
      <style:paragraph-properties fo:text-align="center" style:justify-single-word="false"/>
      <style:text-properties style:font-name="Arial Black" fo:font-size="6pt" style:font-size-asian="6pt" style:font-size-complex="6pt"/>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size="6pt" style:font-size-asian="6pt" style:font-size-complex="6pt"/>
    </style:style>
    <style:style style:name="P55" style:family="paragraph" style:parent-style-name="Index_20_1">
      <style:paragraph-properties>
        <style:tab-stops>
          <style:tab-stop style:position="7.0807in" style:type="right"/>
        </style:tab-stops>
      </style:paragraph-properties>
    </style:style>
    <style:style style:name="P56" style:family="paragraph" style:parent-style-name="Index_20_Separator">
      <style:paragraph-properties>
        <style:tab-stops/>
      </style:paragraph-properties>
    </style:style>
    <style:style style:name="P57" style:family="paragraph" style:parent-style-name="Text_20_body" style:master-page-name="Standard">
      <style:paragraph-properties style:page-number="auto"/>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paragraph-properties fo:text-align="justify" style:justify-single-word="false"/>
    </style:style>
    <style:style style:name="P61" style:family="paragraph" style:parent-style-name="Text_20_body" style:list-style-name="L3">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
      <style:paragraph-properties fo:text-align="justify" style:justify-single-word="fals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10">
      <style:paragraph-properties fo:text-align="justify" style:justify-single-word="false"/>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4">
      <style:paragraph-properties fo:text-align="justify" style:justify-single-word="false"/>
    </style:style>
    <style:style style:name="P69" style:family="paragraph" style:parent-style-name="Text_20_body" style:list-style-name="L15">
      <style:paragraph-properties fo:text-align="justify" style:justify-single-word="false"/>
    </style:style>
    <style:style style:name="P70" style:family="paragraph" style:parent-style-name="Text_20_body" style:list-style-name="L16">
      <style:paragraph-properties fo:text-align="justify" style:justify-single-word="false"/>
    </style:style>
    <style:style style:name="P71" style:family="paragraph" style:parent-style-name="Text_20_body" style:list-style-name="L17">
      <style:paragraph-properties fo:text-align="justify" style:justify-single-word="false"/>
    </style:style>
    <style:style style:name="P72" style:family="paragraph" style:parent-style-name="Text_20_body" style:list-style-name="L18">
      <style:paragraph-properties fo:text-align="justify" style:justify-single-word="false"/>
    </style:style>
    <style:style style:name="P73" style:family="paragraph" style:parent-style-name="Text_20_body" style:list-style-name="L19">
      <style:paragraph-properties fo:text-align="justify" style:justify-single-word="false"/>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9"/>
    <style:style style:name="P7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9, 2015</text:p>
      <text:p text:style-name="P2">Covering fOOrth version 0.0.3</text:p>
      <text:p text:style-name="P2">Status: Unpublished.</text:p>
      <text:p text:style-name="Text_20_body"/>
      <text:p text:style-name="Text_20_body"/>
      <text:p text:style-name="Text_20_body"/>
      <text:p text:style-name="P3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3">Table of Contents</text:p>
          </text:index-title>
          <text:p text:style-name="P34">The MIT License (MIT).<text:tab/>5</text:p>
          <text:p text:style-name="P34">Introduction<text:tab/>6</text:p>
          <text:p text:style-name="P35">About the name fOOrth<text:tab/>6</text:p>
          <text:p text:style-name="P35">How fOOrth came to be<text:tab/>6</text:p>
          <text:p text:style-name="P35">Goals and Principles<text:tab/>7</text:p>
          <text:p text:style-name="P35">Report Card<text:tab/>8</text:p>
          <text:p text:style-name="P35">Special Note of Thanks<text:tab/>9</text:p>
          <text:p text:style-name="P34">Installation<text:tab/>10</text:p>
          <text:p text:style-name="P35">Ruby<text:tab/>10</text:p>
          <text:p text:style-name="P35">fOOrth<text:tab/>10</text:p>
          <text:p text:style-name="P35">Running fOOrth<text:tab/>11</text:p>
          <text:p text:style-name="P35">Source Archive<text:tab/>11</text:p>
          <text:p text:style-name="P34">First Steps<text:tab/>12</text:p>
          <text:p text:style-name="P34">The Syntax and Style of fOOrth<text:tab/>14</text:p>
          <text:p text:style-name="P35">Syntax<text:tab/>14</text:p>
          <text:p text:style-name="P35">Spaces<text:tab/>14</text:p>
          <text:p text:style-name="P35">Comments<text:tab/>14</text:p>
          <text:p text:style-name="P35">String Literals<text:tab/>14</text:p>
          <text:p text:style-name="P35">Numeric Literals<text:tab/>15</text:p>
          <text:p text:style-name="P34">A fOOrth Calculator<text:tab/>16</text:p>
          <text:p text:style-name="P35">The Basics<text:tab/>16</text:p>
          <text:p text:style-name="P35">Stack Manipulation<text:tab/>17</text:p>
          <text:p text:style-name="P35">Programming<text:tab/>19</text:p>
          <text:p text:style-name="P35">Control Structures<text:tab/>20</text:p>
          <text:p text:style-name="P35">Data Memory<text:tab/>24</text:p>
          <text:p text:style-name="P34">Data Storage in fOOrth<text:tab/>25</text:p>
          <text:p text:style-name="P35">Typing<text:tab/>25</text:p>
          <text:p text:style-name="P35">Declarations<text:tab/>25</text:p>
          <text:p text:style-name="P35">Scoping<text:tab/>25</text:p>
          <text:p text:style-name="P35">Referencing<text:tab/>26</text:p>
          <text:p text:style-name="P35">Mutation<text:tab/>27</text:p>
          <text:p text:style-name="P34">Cloning Data<text:tab/>29</text:p>
          <text:p text:style-name="P35">Deep vs Shallow Copy<text:tab/>29</text:p>
          <text:p text:style-name="P35">Permissive Copying<text:tab/>31</text:p>
          <text:p text:style-name="P34">Handling Exceptions<text:tab/>32</text:p>
          <text:p text:style-name="P35">The Nature of Exceptions in fOOrth<text:tab/>32</text:p>
          <text:p text:style-name="P35">Handling Errors<text:tab/>32</text:p>
          <text:p text:style-name="P35">Generating Errors<text:tab/>35</text:p>
          <text:p text:style-name="P35">fOOrth Native Exception Codes:<text:tab/>35</text:p>
          <text:p text:style-name="P35">Application Error Codes:<text:tab/>36</text:p>
          <text:p text:style-name="P35">Ruby Mapped Exception Codes:<text:tab/>36</text:p>
          <text:p text:style-name="P34">The Class Tree<text:tab/>41</text:p>
          <text:p text:style-name="P35">A Brief Overview<text:tab/>41</text:p>
          <text:p text:style-name="P34">Method Mapping<text:tab/>43</text:p>
          <text:p text:style-name="P34">Routing<text:tab/>44</text:p>
          <text:p text:style-name="P35">Routing Internals<text:tab/>45</text:p>
          <text:p text:style-name="P34">Array<text:tab/>47</text:p>
          <text:p text:style-name="P35">Array Literals<text:tab/>47</text:p>
          <text:p text:style-name="P35">Class Methods<text:tab/>48</text:p>
          <text:p text:style-name="P35">Instance Methods<text:tab/>49</text:p>
          <text:p text:style-name="P35">See Also<text:tab/>57</text:p>
          <text:p text:style-name="P34">Class<text:tab/>58</text:p>
          <text:p text:style-name="P35">Instance Methods<text:tab/>58</text:p>
          <text:p text:style-name="P35">Commands<text:tab/>61</text:p>
          <text:p text:style-name="P35">See Also<text:tab/>62</text:p>
          <text:p text:style-name="P34">Complex<text:tab/>63</text:p>
          <text:p text:style-name="P35">Complex Literals<text:tab/>63</text:p>
          <text:p text:style-name="P35">Instance Methods<text:tab/>64</text:p>
          <text:p text:style-name="P35">Instance Stubs<text:tab/>64</text:p>
          <text:p text:style-name="P35">See Also<text:tab/>65</text:p>
          <text:p text:style-name="P34">FalseClass<text:tab/>66</text:p>
          <text:p text:style-name="P35">Instance Methods<text:tab/>66</text:p>
          <text:p text:style-name="P35">See Also<text:tab/>66</text:p>
          <text:p text:style-name="P34">Float<text:tab/>68</text:p>
          <text:p text:style-name="P35">Float Literals<text:tab/>68</text:p>
          <text:p text:style-name="P35">See Also<text:tab/>68</text:p>
          <text:p text:style-name="P34">Hash<text:tab/>69</text:p>
          <text:p text:style-name="P35">Hash Literals<text:tab/>69</text:p>
          <text:p text:style-name="P35">Instance Methods<text:tab/>69</text:p>
          <text:p text:style-name="P35">See Also<text:tab/>69</text:p>
          <text:p text:style-name="P34">InStream<text:tab/>70</text:p>
          <text:p text:style-name="P35">Class Methods<text:tab/>70</text:p>
          <text:p text:style-name="P35">Instance Methods<text:tab/>70</text:p>
          <text:p text:style-name="P35">Class Stubs<text:tab/>70</text:p>
          <text:p text:style-name="P35">See Also<text:tab/>70</text:p>
          <text:p text:style-name="P34">Integer<text:tab/>71</text:p>
          <text:p text:style-name="P35">Integer Literals<text:tab/>71</text:p>
          <text:p text:style-name="P35">Instance Methods<text:tab/>71</text:p>
          <text:p text:style-name="P35">See Also<text:tab/>72</text:p>
          <text:p text:style-name="P34">MaxNumeric<text:tab/>73</text:p>
          <text:p text:style-name="P35">MaxNumeric Literals<text:tab/>73</text:p>
          <text:p text:style-name="P35">Instance Methods<text:tab/>73</text:p>
          <text:p text:style-name="P34">MinNumeric<text:tab/>74</text:p>
          <text:p text:style-name="P35">Min Numeric Literals<text:tab/>74</text:p>
          <text:p text:style-name="P35"><text:soft-page-break/>Instance Methods<text:tab/>74</text:p>
          <text:p text:style-name="P34">NilClass<text:tab/>75</text:p>
          <text:p text:style-name="P35">Instance Methods<text:tab/>75</text:p>
          <text:p text:style-name="P35">See Also<text:tab/>75</text:p>
          <text:p text:style-name="P34">Numeric<text:tab/>76</text:p>
          <text:p text:style-name="P35">Instance Methods<text:tab/>76</text:p>
          <text:p text:style-name="P35">See Also<text:tab/>78</text:p>
          <text:p text:style-name="P34">Object<text:tab/>79</text:p>
          <text:p text:style-name="P35">Instance Methods<text:tab/>79</text:p>
          <text:p text:style-name="P35">See Also<text:tab/>88</text:p>
          <text:p text:style-name="P34">OutStream<text:tab/>89</text:p>
          <text:p text:style-name="P35">Class Methods<text:tab/>89</text:p>
          <text:p text:style-name="P35">Instance Methods<text:tab/>89</text:p>
          <text:p text:style-name="P35">Class Stubs<text:tab/>89</text:p>
          <text:p text:style-name="P35">See Also<text:tab/>90</text:p>
          <text:p text:style-name="P34">Procedure<text:tab/>91</text:p>
          <text:p text:style-name="P35">Procedure Literals<text:tab/>91</text:p>
          <text:p text:style-name="P35">Instance Methods<text:tab/>91</text:p>
          <text:p text:style-name="P35">See Also<text:tab/>91</text:p>
          <text:p text:style-name="P34">Queue<text:tab/>92</text:p>
          <text:p text:style-name="P35">Instance Methods<text:tab/>92</text:p>
          <text:p text:style-name="P35">See Also<text:tab/>92</text:p>
          <text:p text:style-name="P34">Rational<text:tab/>93</text:p>
          <text:p text:style-name="P35">Rational Literals<text:tab/>93</text:p>
          <text:p text:style-name="P35">Instance Methods<text:tab/>93</text:p>
          <text:p text:style-name="P35">See Also<text:tab/>94</text:p>
          <text:p text:style-name="P34">Stack<text:tab/>95</text:p>
          <text:p text:style-name="P35">Instance Methods<text:tab/>95</text:p>
          <text:p text:style-name="P35">See Also<text:tab/>95</text:p>
          <text:p text:style-name="P34">String<text:tab/>96</text:p>
          <text:p text:style-name="P35">String Literals<text:tab/>96</text:p>
          <text:p text:style-name="P35">Instance Methods<text:tab/>96</text:p>
          <text:p text:style-name="P35">See Also<text:tab/>97</text:p>
          <text:p text:style-name="P34">Thread<text:tab/>98</text:p>
          <text:p text:style-name="P35">Class Methods<text:tab/>98</text:p>
          <text:p text:style-name="P35">Instance Methods<text:tab/>98</text:p>
          <text:p text:style-name="P35">See Also<text:tab/>98</text:p>
          <text:p text:style-name="P34">TrueClass<text:tab/>99</text:p>
          <text:p text:style-name="P35">See Also<text:tab/>99</text:p>
          <text:p text:style-name="P34">VirtualMachine<text:tab/>100</text:p>
          <text:p text:style-name="P35">Instance Methods<text:tab/>100</text:p>
          <text:p text:style-name="P35">Commands<text:tab/>102</text:p>
          <text:p text:style-name="P35">See Also<text:tab/>103</text:p>
          <text:p text:style-name="P34">Appendix A – Symbol Glossary<text:tab/>104</text:p>
          <text:p text:style-name="P34">Appendix B – Regular Expressions<text:tab/>106</text:p>
          <text:p text:style-name="P34">Edit History:<text:tab/>109</text:p>
        </text:index-body>
      </text:table-of-content>
      <text:p text:style-name="Text_20_body"/>
      <text:h text:style-name="P3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1"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176477043136842212" text:style-name="L1">
        <text:list-item>
          <text:p text:style-name="P58">A Simple, Easy-to-Understand syntax that is none the less, Expressive and Compact:</text:p>
        </text:list-item>
      </text:list>
      <text:list xml:id="list2294227530274946411" text:style-name="L2">
        <text:list-item>
          <text:list>
            <text:list-item>
              <text:p text:style-name="P59">Source code in fOOrth is free-form with no line oriented limitations or rules.</text:p>
            </text:list-item>
            <text:list-item>
              <text:p text:style-name="P59">Support is given to the easy representation of common literal data such as strings, integers, floating point numbers, rational numbers, and complex numbers.</text:p>
            </text:list-item>
          </text:list>
        </text:list-item>
      </text:list>
      <text:list xml:id="list30444592" text:continue-list="list5176477043136842212" text:style-name="L1">
        <text:list-item>
          <text:p text:style-name="P58">Safe Data and Data Structures:</text:p>
        </text:list-item>
      </text:list>
      <text:list xml:id="list950346299848853345" text:style-name="L3">
        <text:list-item>
          <text:list>
            <text:list-item>
              <text:p text:style-name="P61">Simple, reliable arithmetic. In fOOrth, integer operations never overflow. Rational <text:soft-page-break/>values can be represented exactly, complex numbers are supported, and conversions between numeric types are simple.</text:p>
            </text:list-item>
            <text:list-item>
              <text:p text:style-name="P61">Strings grow as needed without the need to allocate space or worry about overflow.</text:p>
            </text:list-item>
            <text:list-item>
              <text:p text:style-name="P61">Data containers such as arrays and hashes grow as needed. Out of range subscripts cannot access undefined memory regions. </text:p>
            </text:list-item>
          </text:list>
        </text:list-item>
      </text:list>
      <text:list xml:id="list30461280" text:continue-list="list30444592" text:style-name="L1">
        <text:list-item>
          <text:p text:style-name="P58">Message Passing:</text:p>
        </text:list-item>
      </text:list>
      <text:list xml:id="list1263116787306649397" text:style-name="L4">
        <text:list-item>
          <text:list>
            <text:list-item>
              <text:p text:style-name="P74">In fOOrth all actions take the form of messages sent to a receiver.</text:p>
            </text:list-item>
            <text:list-item>
              <text:p text:style-name="P74">The routing of messages is specified by the exact type of the message.</text:p>
            </text:list-item>
            <text:list-item>
              <text:p text:style-name="P74">Message receivers include data items on the stack as well as the virtual machine object associated with the current thread of execution.</text:p>
            </text:list-item>
            <text:list-item>
              <text:p text:style-name="P74">Messages for which no routing specification can be found, generate an error at compile time.</text:p>
            </text:list-item>
          </text:list>
        </text:list-item>
      </text:list>
      <text:list xml:id="list30460363" text:continue-list="list30461280" text:style-name="L1">
        <text:list-item>
          <text:p text:style-name="P58">Object Oriented Design:</text:p>
        </text:list-item>
      </text:list>
      <text:list xml:id="list2833316101846598179" text:style-name="L5">
        <text:list-item>
          <text:list>
            <text:list-item>
              <text:p text:style-name="P62">Support class based inheritance, with a non-cyclic (single inheritance) tree derived from a common base Object class.</text:p>
            </text:list-item>
            <text:list-item>
              <text:p text:style-name="P75">Support late binding and polymorphism through message interface compatibility or “duck” typing.</text:p>
            </text:list-item>
          </text:list>
        </text:list-item>
      </text:list>
      <text:list xml:id="list30456010" text:continue-list="list30460363" text:style-name="L1">
        <text:list-item>
          <text:p text:style-name="P58">Meta programming: </text:p>
        </text:list-item>
      </text:list>
      <text:list xml:id="list4071329726065097895" text:style-name="L6">
        <text:list-item>
          <text:list>
            <text:list-item>
              <text:p text:style-name="P76">Support extensible language constructs by making the compiler an accessible part of the system.</text:p>
            </text:list-item>
          </text:list>
        </text:list-item>
      </text:list>
      <text:list xml:id="list30446211" text:continue-list="list30456010" text:style-name="L1">
        <text:list-item>
          <text:p text:style-name="P58">Reliability:</text:p>
        </text:list-item>
      </text:list>
      <text:list xml:id="list7738600244162513771" text:style-name="L7">
        <text:list-item>
          <text:list>
            <text:list-item>
              <text:p text:style-name="P77">Errors should be detected as soon as possible. </text:p>
            </text:list-item>
            <text:list-item>
              <text:p text:style-name="P77">Language constructs should not be designed in a way that causes simple coding errors to spin off into infinite loops. </text:p>
            </text:list-item>
          </text:list>
        </text:list-item>
      </text:list>
      <text:list xml:id="list30463720" text:continue-list="list30446211" text:style-name="L1">
        <text:list-item>
          <text:p text:style-name="P63">Building on the host language:</text:p>
        </text:list-item>
      </text:list>
      <text:list xml:id="list5337049557542570140" text:style-name="L8">
        <text:list-item>
          <text:list>
            <text:list-item>
              <text:p text:style-name="P6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6872168"/>Thanks<text:alphabetical-index-mark-end text:id="IMark10687216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4887328280796765" text:style-name="L9">
        <text:list-item>
          <text:p text:style-name="P78">ruby 1.9.3p484 (2013-11-22) [i386-mingw32]</text:p>
        </text:list-item>
        <text:list-item>
          <text:p text:style-name="P78">ruby 2.1.5p273 (2014-11-13 revision 48405) [i386-mingw32]</text:p>
        </text:list-item>
        <text:list-item>
          <text:p text:style-name="P78">Rubinius – to be tested!</text:p>
        </text:list-item>
        <text:list-item>
          <text:p text:style-name="P7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06872168"/>Rake<text:alphabetical-index-mark-end text:id="IMark10687216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6872168"/>Demo.rb<text:alphabetical-index-mark-end text:id="IMark10687216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34183124"/>drop<text:alphabetical-index-mark-end text:id="IMark13418312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7">&gt;</text:p>
          </table:table-cell>
        </table:table-row>
        <table:table-row table:style-name="Table54.1">
          <table:table-cell table:style-name="Table54.A2" office:value-type="string">
            <text:p text:style-name="P15"><text:alphabetical-index-mark-start text:id="IMark134183124"/>dup<text:alphabetical-index-mark-end text:id="IMark13418312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7">&gt;</text:p>
          </table:table-cell>
        </table:table-row>
        <table:table-row table:style-name="Table54.1">
          <table:table-cell table:style-name="Table54.A2" office:value-type="string">
            <text:p text:style-name="P15"><text:alphabetical-index-mark-start text:id="IMark134183124"/>nip<text:alphabetical-index-mark-end text:id="IMark13418312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7">&gt;</text:p>
          </table:table-cell>
        </table:table-row>
        <table:table-row table:style-name="Table54.1">
          <table:table-cell table:style-name="Table54.A2" office:value-type="string">
            <text:p text:style-name="P15"><text:alphabetical-index-mark-start text:id="IMark134183124"/>over<text:alphabetical-index-mark-end text:id="IMark13418312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34183124"/>pick<text:alphabetical-index-mark-end text:id="IMark13418312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34183124"/>swap<text:alphabetical-index-mark-end text:id="IMark13418312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7">&gt;</text:p>
          </table:table-cell>
        </table:table-row>
        <table:table-row table:style-name="Table54.1">
          <table:table-cell table:style-name="Table54.A2" office:value-type="string">
            <text:p text:style-name="P15"><text:alphabetical-index-mark-start text:id="IMark134183124"/>tuck<text:alphabetical-index-mark-end text:id="IMark13418312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325238477625380944" text:style-name="L10">
        <text:list-item>
          <text:p text:style-name="P65">To store return addresses for word calls. In fOOrth this is handled by the Ruby virtual machine.</text:p>
        </text:list-item>
        <text:list-item>
          <text:p text:style-name="P65">To store context for control structures. In fOOrth the context mechanism provides for a far richer and more reliable set of control, compile, and data structures.</text:p>
        </text:list-item>
        <text:list-item>
          <text:p text:style-name="P6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3858492"/>if<text:alphabetical-index-mark-end text:id="IMark23385849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33858492"/>else<text:alphabetical-index-mark-end text:id="IMark233858492"/>” and “<text:alphabetical-index-mark-start text:id="IMark233858444"/>then<text:alphabetical-index-mark-end text:id="IMark23385844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33858444"/>switch<text:alphabetical-index-mark-end text:id="IMark23385844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33858444"/>do<text:alphabetical-index-mark-end text:id="IMark233858444"/>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33858444"/>loop<text:alphabetical-index-mark-end text:id="IMark233858444"/>” commands mark the boundaries of the loop; The “<text:alphabetical-index-mark-start text:id="IMark233858492"/>i<text:alphabetical-index-mark-end text:id="IMark233858492"/>” command is used to retrieve the current loop counter value. For nested loops, the “<text:alphabetical-index-mark-start text:id="IMark233860796"/>j<text:alphabetical-index-mark-end text:id="IMark233860796"/>” command retrieves the value of the outer loops counter value. <text:s/>By default, the “loop” command adds one to the loop value. For more flexible looping, the “<text:alphabetical-index-mark-start text:id="IMark233858636"/>+loop<text:alphabetical-index-mark-end text:id="IMark2338586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3858636"/>-i<text:alphabetical-index-mark-end text:id="IMark233858636"/> and <text:alphabetical-index-mark-start text:id="IMark233860796"/>-j<text:alphabetical-index-mark-end text:id="IMark23386079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33860796"/>begin<text:alphabetical-index-mark-end text:id="IMark23386079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5291565346722549759" text:style-name="L11">
        <text:list-item>
          <text:p text:style-name="P66">begin … <text:alphabetical-index-mark-start text:id="IMark233858492"/>until<text:alphabetical-index-mark-end text:id="IMark233858492"/> – loops until the top of stack is true.</text:p>
        </text:list-item>
        <text:list-item>
          <text:p text:style-name="P66">begin … <text:alphabetical-index-mark-start text:id="IMark233860796"/>again<text:alphabetical-index-mark-end text:id="IMark233860796"/> – loops indefinitely </text:p>
        </text:list-item>
        <text:list-item>
          <text:p text:style-name="P66">begin … <text:alphabetical-index-mark-start text:id="IMark233858492"/>repeat<text:alphabetical-index-mark-end text:id="IMark23385849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2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33858492"/>Typing<text:alphabetical-index-mark-end text:id="IMark23385849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33858492"/>Duck Typing<text:alphabetical-index-mark-end text:id="IMark23385849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3858492"/>Declarations<text:alphabetical-index-mark-end text:id="IMark23385849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33858492"/>Scoping<text:alphabetical-index-mark-end text:id="IMark23385849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33858492"/><text:span text:style-name="T7">val:</text:span><text:alphabetical-index-mark-end text:id="IMark233858492"/> and <text:alphabetical-index-mark-start text:id="IMark233858636"/><text:span text:style-name="T7">var:</text:span><text:alphabetical-index-mark-end text:id="IMark23385863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3858636"/><text:span text:style-name="T7">.init</text:span><text:alphabetical-index-mark-end text:id="IMark233858636"/> method being the most popular since it is called to initialize a new instance of the object.</text:p>
      <text:p text:style-name="P3">Methods: <text:alphabetical-index-mark-start text:id="IMark233858636"/><text:span text:style-name="T7">val@:</text:span><text:alphabetical-index-mark-end text:id="IMark233858636"/> and <text:alphabetical-index-mark-start text:id="IMark233858492"/><text:span text:style-name="T7">var@:</text:span><text:alphabetical-index-mark-end text:id="IMark23385849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33858492"/><text:span text:style-name="T7">val#:</text:span><text:alphabetical-index-mark-end text:id="IMark233858492"/> and <text:alphabetical-index-mark-start text:id="IMark233858636"/><text:span text:style-name="T7">var#:</text:span><text:alphabetical-index-mark-end text:id="IMark23385863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33858636"/><text:span text:style-name="T7">val$:</text:span><text:alphabetical-index-mark-end text:id="IMark233858636"/> and <text:alphabetical-index-mark-start text:id="IMark233858492"/><text:span text:style-name="T7">var$:</text:span><text:alphabetical-index-mark-end text:id="IMark233858492"/></text:p>
      <text:p text:style-name="P3">Regex for valid local variable names: <text:span text:style-name="T7">/^\$[a-z][a-z0-9_]*$/</text:span></text:p>
      <text:p text:style-name="Text_20_body">Notes:</text:p>
      <text:p text:style-name="Text_20_body"/>
      <text:h text:style-name="Heading_20_2" text:outline-level="2"><text:alphabetical-index-mark-start text:id="IMark233858492"/>Referencing<text:alphabetical-index-mark-end text:id="IMark23385849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25">var</text:p>
          </table:table-cell>
          <table:table-cell table:style-name="Table56.C1" office:value-type="string">
            <text:p text:style-name="P25">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4">A method (called score) that pushes a reference to the value onto the stack.</text:p>
          </table:table-cell>
          <table:table-cell table:style-name="Table56.C2" office:value-type="string">
            <text:p text:style-name="P24">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3858492"/>Mutation<text:alphabetical-index-mark-end text:id="IMark23385849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971257769070179301" text:style-name="L12">
        <text:list-item>
          <text:p text:style-name="P79">No Copying</text:p>
        </text:list-item>
        <text:list-item>
          <text:p text:style-name="P79">Shallow Copying</text:p>
        </text:list-item>
        <text:list-item>
          <text:p text:style-name="P7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34"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5"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ry block basics</text:h>
      <text:p text:style-name="P3">The bare basics of an exception handled code block is:</text:p>
      <text:p text:style-name="Code"/>
      <text:p text:style-name="Code">try (dangerous code here) catch (error recovery code here) end</text:p>
      <text:p text:style-name="Code"/>
      <text:p text:style-name="P3">Note that the dangerous code may include nested method calls, control structures, etc. Note that entities these must be complete. You cannot have part of a loop or conditional statement. That would generate an error at compile time.</text:p>
      <text:h text:style-name="Heading_20_3" text:outline-level="3"><text:soft-page-break/>Determining the kind of error</text:h>
      <text:p text:style-name="P3">In fOOrth, the catch clause catches all errors<text:note text:id="ftn36" text:note-class="footnote"><text:note-citation>3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bounce (See Passing the buck, below)</text:p>
      <text:p text:style-name="Code"><text:s text:c="2"/>end</text:p>
      <text:p text:style-name="Code">end</text:p>
      <text:p text:style-name="Code"/>
      <text:h text:style-name="Heading_20_3" text:outline-level="3">Passing the buck</text:h>
      <text:p text:style-name="P3"/>
      <text:h text:style-name="Heading_20_3" text:outline-level="3">Tying Up Loose Ends</text:h>
      <text:p text:style-name="P3"/>
      <text:h text:style-name="Heading_20_2" text:outline-level="2"><text:soft-page-break/>Generating Errors</text:h>
      <text:p text:style-name="Text_20_body"/>
      <text:h text:style-name="Heading_20_2" text:outline-level="2"/>
      <text:p text:style-name="Text_20_body"/>
      <text:h text:style-name="Heading_20_2" text:outline-level="2">fOOrth Native Exception Codes:</text:h>
      <text:p text:style-name="Text_20_body"/>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7">Code</text:p>
            </table:table-cell>
            <table:covered-table-cell/>
            <table:covered-table-cell/>
            <table:table-cell table:style-name="Table21.D1" office:value-type="string">
              <text:p text:style-name="P36">Description</text:p>
            </table:table-cell>
          </table:table-row>
        </table:table-header-rows>
        <table:table-row table:style-name="Table21.1">
          <table:table-cell table:style-name="Table21.A2" office:value-type="string">
            <text:p text:style-name="P39">F</text:p>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2">Generic fOOrth Native Exception Code for All Errors.</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3"/>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2" office:value-type="string">
            <text:p text:style-name="P39"/>
          </table:table-cell>
          <table:table-cell table:style-name="Table21.D2" office:value-type="string">
            <text:p text:style-name="P42">Compile Time Errors.</text:p>
          </table:table-cell>
        </table:table-row>
        <table:table-row table:style-name="Table21.1">
          <table:table-cell table:style-name="Table21.A2" office:value-type="string">
            <text:p text:style-name="P51">F</text:p>
          </table:table-cell>
          <table:table-cell table:style-name="Table21.A2" office:value-type="string">
            <text:p text:style-name="P51">1</text:p>
          </table:table-cell>
          <table:table-cell table:style-name="Table21.A2" office:value-type="string">
            <text:p text:style-name="P51">0</text:p>
          </table:table-cell>
          <table:table-cell table:style-name="Table21.D2" office:value-type="string">
            <text:p text:style-name="P53">Syntax Error.</text:p>
          </table:table-cell>
        </table:table-row>
        <table:table-row table:style-name="Table21.1">
          <table:table-cell table:style-name="Table21.A2" office:value-type="string">
            <text:p text:style-name="P51">F</text:p>
          </table:table-cell>
          <table:table-cell table:style-name="Table21.A2" office:value-type="string">
            <text:p text:style-name="P51">1</text:p>
          </table:table-cell>
          <table:table-cell table:style-name="Table21.A2" office:value-type="string">
            <text:p text:style-name="P51">1</text:p>
          </table:table-cell>
          <table:table-cell table:style-name="Table21.D2" office:value-type="string">
            <text:p text:style-name="P53">Specification Error.</text:p>
          </table:table-cell>
        </table:table-row>
        <table:table-row table:style-name="Table21.1">
          <table:table-cell table:style-name="Table21.A2" office:value-type="string">
            <text:p text:style-name="P51">F</text:p>
          </table:table-cell>
          <table:table-cell table:style-name="Table21.A2" office:value-type="string">
            <text:p text:style-name="P51">1</text:p>
          </table:table-cell>
          <table:table-cell table:style-name="Table21.A2" office:value-type="string">
            <text:p text:style-name="P51">2</text:p>
          </table:table-cell>
          <table:table-cell table:style-name="Table21.D2" office:value-type="string">
            <text:p text:style-name="P53">Control Structure Nesting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1" office:value-type="string">
            <text:p text:style-name="P44">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50"/>
          </table:table-cell>
        </table:table-row>
        <table:table-row table:style-name="Table21.1">
          <table:table-cell table:style-name="Table21.A2" office:value-type="string">
            <text:p text:style-name="P39">F</text:p>
          </table:table-cell>
          <table:table-cell table:style-name="Table21.A2" office:value-type="string">
            <text:p text:style-name="P39">2</text:p>
          </table:table-cell>
          <table:table-cell table:style-name="Table21.A2" office:value-type="string">
            <text:p text:style-name="P39"/>
          </table:table-cell>
          <table:table-cell table:style-name="Table21.D2" office:value-type="string">
            <text:p text:style-name="P42">Message Passing Errors</text:p>
          </table:table-cell>
        </table:table-row>
        <table:table-row table:style-name="Table21.1">
          <table:table-cell table:style-name="Table21.A2" office:value-type="string">
            <text:p text:style-name="P51">F</text:p>
          </table:table-cell>
          <table:table-cell table:style-name="Table21.A2" office:value-type="string">
            <text:p text:style-name="P51">2</text:p>
          </table:table-cell>
          <table:table-cell table:style-name="Table21.A2" office:value-type="string">
            <text:p text:style-name="P51">0</text:p>
          </table:table-cell>
          <table:table-cell table:style-name="Table21.D2" office:value-type="string">
            <text:p text:style-name="P53">Message Not Understood by the Receiver.</text:p>
          </table:table-cell>
        </table:table-row>
        <table:table-row table:style-name="Table21.1">
          <table:table-cell table:style-name="Table21.A2" office:value-type="string">
            <text:p text:style-name="P51">F</text:p>
          </table:table-cell>
          <table:table-cell table:style-name="Table21.A2" office:value-type="string">
            <text:p text:style-name="P51">2</text:p>
          </table:table-cell>
          <table:table-cell table:style-name="Table21.A2" office:value-type="string">
            <text:p text:style-name="P51">1</text:p>
          </table:table-cell>
          <table:table-cell table:style-name="Table21.D2" office:value-type="string">
            <text:p text:style-name="P53">Control Structure is Not Supported by the Receiver.</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4"/>
          </table:table-cell>
        </table:table-row>
        <table:table-row table:style-name="Table21.1">
          <table:table-cell table:style-name="Table21.A2" office:value-type="string">
            <text:p text:style-name="P39">F</text:p>
          </table:table-cell>
          <table:table-cell table:style-name="Table21.A2" office:value-type="string">
            <text:p text:style-name="P39">3</text:p>
          </table:table-cell>
          <table:table-cell table:style-name="Table21.A2" office:value-type="string">
            <text:p text:style-name="P39"/>
          </table:table-cell>
          <table:table-cell table:style-name="Table21.D2" office:value-type="string">
            <text:p text:style-name="P42">Data Underflow Errors</text:p>
          </table:table-cell>
        </table:table-row>
        <table:table-row table:style-name="Table21.1">
          <table:table-cell table:style-name="Table21.A2" office:value-type="string">
            <text:p text:style-name="P51">F</text:p>
          </table:table-cell>
          <table:table-cell table:style-name="Table21.A2" office:value-type="string">
            <text:p text:style-name="P51">3</text:p>
          </table:table-cell>
          <table:table-cell table:style-name="Table21.A2" office:value-type="string">
            <text:p text:style-name="P51">0</text:p>
          </table:table-cell>
          <table:table-cell table:style-name="Table21.D2" office:value-type="string">
            <text:p text:style-name="P53">Virtual Machine Data Stack Underflow</text:p>
          </table:table-cell>
        </table:table-row>
        <table:table-row table:style-name="Table21.1">
          <table:table-cell table:style-name="Table21.A2" office:value-type="string">
            <text:p text:style-name="P51">F</text:p>
          </table:table-cell>
          <table:table-cell table:style-name="Table21.A2" office:value-type="string">
            <text:p text:style-name="P51">3</text:p>
          </table:table-cell>
          <table:table-cell table:style-name="Table21.A2" office:value-type="string">
            <text:p text:style-name="P51">1</text:p>
          </table:table-cell>
          <table:table-cell table:style-name="Table21.D2" office:value-type="string">
            <text:p text:style-name="P53">Stack/Queue Underflow</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4"/>
          </table:table-cell>
        </table:table-row>
        <table:table-row table:style-name="Table21.1">
          <table:table-cell table:style-name="Table21.A2" office:value-type="string">
            <text:p text:style-name="P51">F</text:p>
          </table:table-cell>
          <table:table-cell table:style-name="Table21.A2" office:value-type="string">
            <text:p text:style-name="P51">4</text:p>
          </table:table-cell>
          <table:table-cell table:style-name="Table21.A2" office:value-type="string">
            <text:p text:style-name="P51">0</text:p>
          </table:table-cell>
          <table:table-cell table:style-name="Table21.D2" office:value-type="string">
            <text:p text:style-name="P53">Data Conversion Error</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4"/>
          </table:table-cell>
        </table:table-row>
        <table:table-row table:style-name="Table21.1">
          <table:table-cell table:style-name="Table21.A2" office:value-type="string">
            <text:p text:style-name="P39">F</text:p>
          </table:table-cell>
          <table:table-cell table:style-name="Table21.A2" office:value-type="string">
            <text:p text:style-name="P39">5</text:p>
          </table:table-cell>
          <table:table-cell table:style-name="Table21.A2" office:value-type="string">
            <text:p text:style-name="P39"/>
          </table:table-cell>
          <table:table-cell table:style-name="Table21.D2" office:value-type="string">
            <text:p text:style-name="P42">I/O Errors</text:p>
          </table:table-cell>
        </table:table-row>
        <table:table-row table:style-name="Table21.1">
          <table:table-cell table:style-name="Table21.A2" office:value-type="string">
            <text:p text:style-name="P51">F</text:p>
          </table:table-cell>
          <table:table-cell table:style-name="Table21.A2" office:value-type="string">
            <text:p text:style-name="P51">5</text:p>
          </table:table-cell>
          <table:table-cell table:style-name="Table21.A2" office:value-type="string">
            <text:p text:style-name="P51">0</text:p>
          </table:table-cell>
          <table:table-cell table:style-name="Table21.D2" office:value-type="string">
            <text:p text:style-name="P53">Error Opening a File for Reading</text:p>
          </table:table-cell>
        </table:table-row>
        <table:table-row table:style-name="Table21.1">
          <table:table-cell table:style-name="Table21.A2" office:value-type="string">
            <text:p text:style-name="P51">F</text:p>
          </table:table-cell>
          <table:table-cell table:style-name="Table21.A2" office:value-type="string">
            <text:p text:style-name="P51">5</text:p>
          </table:table-cell>
          <table:table-cell table:style-name="Table21.A2" office:value-type="string">
            <text:p text:style-name="P51">1</text:p>
          </table:table-cell>
          <table:table-cell table:style-name="Table21.D2" office:value-type="string">
            <text:p text:style-name="P53">Error Opening a File for Writing</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4"/>
          </table:table-cell>
        </table:table-row>
        <table:table-row table:style-name="Table21.1">
          <table:table-cell table:style-name="Table21.A2" office:value-type="string">
            <text:p text:style-name="P39">F</text:p>
          </table:table-cell>
          <table:table-cell table:style-name="Table21.A2" office:value-type="string">
            <text:p text:style-name="P39">6</text:p>
          </table:table-cell>
          <table:table-cell table:style-name="Table21.A2" office:value-type="string">
            <text:p text:style-name="P39"/>
          </table:table-cell>
          <table:table-cell table:style-name="Table21.D2" office:value-type="string">
            <text:p text:style-name="P42">Thread Errors</text:p>
          </table:table-cell>
        </table:table-row>
        <table:table-row table:style-name="Table21.1">
          <table:table-cell table:style-name="Table21.A2" office:value-type="string">
            <text:p text:style-name="P51">F</text:p>
          </table:table-cell>
          <table:table-cell table:style-name="Table21.A2" office:value-type="string">
            <text:p text:style-name="P51">6</text:p>
          </table:table-cell>
          <table:table-cell table:style-name="Table21.A2" office:value-type="string">
            <text:p text:style-name="P51">0</text:p>
          </table:table-cell>
          <table:table-cell table:style-name="Table21.D2" office:value-type="string">
            <text:p text:style-name="P53">Duplicate Virtual Machines</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4"/>
          </table:table-cell>
        </table:table-row>
        <table:table-row table:style-name="Table21.1">
          <table:table-cell table:style-name="Table21.A2" office:value-type="string">
            <text:p text:style-name="P44">F</text:p>
          </table:table-cell>
          <table:table-cell table:style-name="Table21.A2" office:value-type="string">
            <text:p text:style-name="P44">9</text:p>
          </table:table-cell>
          <table:table-cell table:style-name="Table21.A2" office:value-type="string">
            <text:p text:style-name="P44">0</text:p>
          </table:table-cell>
          <table:table-cell table:style-name="Table21.D2" office:value-type="string">
            <text:p text:style-name="P48">Internal Compiler Data Structure Error</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A” and a two digit code. Further any optional sub-code is placed after a comma (“,”).</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7">Code</text:p>
            </table:table-cell>
            <table:covered-table-cell/>
            <table:covered-table-cell/>
            <table:table-cell table:style-name="Table22.D1" office:value-type="string">
              <text:p text:style-name="P36">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2">Generic fOOrth Application Exception Code for All Errors.</text:p>
          </table:table-cell>
        </table:table-row>
      </table:table>
      <text:p text:style-name="Text_20_body"/>
      <text:h text:style-name="Heading_20_2" text:outline-level="2">Ruby Mapped Exception Codes:</text:h>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7">Code</text:p>
            </table:table-cell>
            <table:covered-table-cell/>
            <table:covered-table-cell/>
            <table:table-cell table:style-name="Table55.A1" office:value-type="string">
              <text:p text:style-name="P37"/>
            </table:table-cell>
            <table:table-cell table:style-name="Table55.A1" office:value-type="string">
              <text:p text:style-name="P38">Subcode</text:p>
            </table:table-cell>
            <table:table-cell table:style-name="Table55.F1" office:value-type="string">
              <text:p text:style-name="P36">Description</text:p>
            </table:table-cell>
          </table:table-row>
        </table:table-header-rows>
        <table:table-row table:style-name="Table55.1">
          <table:table-cell table:style-name="Table55.A2" office:value-type="string">
            <text:p text:style-name="P39">S</text:p>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2">Generic Ruby Mapped Exception Code for Signal Exceptions.</text:p>
          </table:table-cell>
        </table:table-row>
        <table:table-row table:style-name="Table55.1">
          <table:table-cell table:style-name="Table55.A2" office:value-type="string">
            <text:p text:style-name="P44">S</text:p>
          </table:table-cell>
          <table:table-cell table:style-name="Table55.A2" office:value-type="string">
            <text:p text:style-name="P44">0</text:p>
          </table:table-cell>
          <table:table-cell table:style-name="Table55.A2" office:value-type="string">
            <text:p text:style-name="P44">1</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39">E</text:p>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2">Generic Ruby Mapped Exception Code for All Standard Errors.</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1</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Argument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2</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Encoding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3</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Fiber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4</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I/O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4</text:p>
          </table:table-cell>
          <table:table-cell table:style-name="Table55.A2" office:value-type="string">
            <text:p text:style-name="P44">,</text:p>
          </table:table-cell>
          <table:table-cell table:style-name="Table55.A2" office:value-type="string">
            <text:p text:style-name="P45">01</text:p>
          </table:table-cell>
          <table:table-cell table:style-name="Table55.F2" office:value-type="string">
            <text:p text:style-name="P48">EOF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5</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Index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5</text:p>
          </table:table-cell>
          <table:table-cell table:style-name="Table55.A2" office:value-type="string">
            <text:p text:style-name="P44">,</text:p>
          </table:table-cell>
          <table:table-cell table:style-name="Table55.A2" office:value-type="string">
            <text:p text:style-name="P45">01</text:p>
          </table:table-cell>
          <table:table-cell table:style-name="Table55.F2" office:value-type="string">
            <text:p text:style-name="P48">Key Error</text:p>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5</text:p>
          </table:table-cell>
          <table:table-cell table:style-name="Table55.A2" office:value-type="string">
            <text:p text:style-name="P44">,</text:p>
          </table:table-cell>
          <table:table-cell table:style-name="Table55.A2" office:value-type="string">
            <text:p text:style-name="P45">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6</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Local Jump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ext:soft-page-break/>
        <table:table-row table:style-name="Table55.1">
          <table:table-cell table:style-name="Table55.A2" office:value-type="string">
            <text:p text:style-name="P44">E</text:p>
          </table:table-cell>
          <table:table-cell table:style-name="Table55.A2" office:value-type="string">
            <text:p text:style-name="P44">0</text:p>
          </table:table-cell>
          <table:table-cell table:style-name="Table55.A2" office:value-type="string">
            <text:p text:style-name="P44">7</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Math::Domain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8" office:value-type="string">
            <text:p text:style-name="P44">E</text:p>
          </table:table-cell>
          <table:table-cell table:style-name="Table55.A28" office:value-type="string">
            <text:p text:style-name="P44">0</text:p>
          </table:table-cell>
          <table:table-cell table:style-name="Table55.A28" office:value-type="string">
            <text:p text:style-name="P44">8</text:p>
          </table:table-cell>
          <table:table-cell table:style-name="Table55.A28" office:value-type="string">
            <text:p text:style-name="P44"/>
          </table:table-cell>
          <table:table-cell table:style-name="Table55.A28" office:value-type="string">
            <text:p text:style-name="P45"/>
          </table:table-cell>
          <table:table-cell table:style-name="Table55.F28" office:value-type="string">
            <text:p text:style-name="P48">Name Error</text:p>
          </table:table-cell>
        </table:table-row>
        <table:table-row table:style-name="Table55.1">
          <table:table-cell table:style-name="Table55.A28" office:value-type="string">
            <text:p text:style-name="P44">E</text:p>
          </table:table-cell>
          <table:table-cell table:style-name="Table55.A28" office:value-type="string">
            <text:p text:style-name="P44">0</text:p>
          </table:table-cell>
          <table:table-cell table:style-name="Table55.A28" office:value-type="string">
            <text:p text:style-name="P44">8</text:p>
          </table:table-cell>
          <table:table-cell table:style-name="Table55.A28" office:value-type="string">
            <text:p text:style-name="P44">,</text:p>
          </table:table-cell>
          <table:table-cell table:style-name="Table55.A28" office:value-type="string">
            <text:p text:style-name="P45">01</text:p>
          </table:table-cell>
          <table:table-cell table:style-name="Table55.F28" office:value-type="string">
            <text:p text:style-name="P48">No Method Error</text:p>
          </table:table-cell>
        </table:table-row>
        <table:table-row table:style-name="Table55.1">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7"/>
          </table:table-cell>
          <table:table-cell table:style-name="Table55.F28" office:value-type="string">
            <text:p text:style-name="P50"/>
          </table:table-cell>
        </table:table-row>
        <table:table-row table:style-name="Table55.1">
          <table:table-cell table:style-name="Table55.A28" office:value-type="string">
            <text:p text:style-name="P44">E</text:p>
          </table:table-cell>
          <table:table-cell table:style-name="Table55.A28" office:value-type="string">
            <text:p text:style-name="P44">0</text:p>
          </table:table-cell>
          <table:table-cell table:style-name="Table55.A28" office:value-type="string">
            <text:p text:style-name="P44">9</text:p>
          </table:table-cell>
          <table:table-cell table:style-name="Table55.A28" office:value-type="string">
            <text:p text:style-name="P44"/>
          </table:table-cell>
          <table:table-cell table:style-name="Table55.A28" office:value-type="string">
            <text:p text:style-name="P45"/>
          </table:table-cell>
          <table:table-cell table:style-name="Table55.F28" office:value-type="string">
            <text:p text:style-name="P48">Range Error</text:p>
          </table:table-cell>
        </table:table-row>
        <table:table-row table:style-name="Table55.1">
          <table:table-cell table:style-name="Table55.A28" office:value-type="string">
            <text:p text:style-name="P44">E</text:p>
          </table:table-cell>
          <table:table-cell table:style-name="Table55.A28" office:value-type="string">
            <text:p text:style-name="P44">0</text:p>
          </table:table-cell>
          <table:table-cell table:style-name="Table55.A28" office:value-type="string">
            <text:p text:style-name="P44">9</text:p>
          </table:table-cell>
          <table:table-cell table:style-name="Table55.A28" office:value-type="string">
            <text:p text:style-name="P44">,</text:p>
          </table:table-cell>
          <table:table-cell table:style-name="Table55.A28" office:value-type="string">
            <text:p text:style-name="P45">01</text:p>
          </table:table-cell>
          <table:table-cell table:style-name="Table55.F28" office:value-type="string">
            <text:p text:style-name="P48">Float Domain Error</text:p>
          </table:table-cell>
        </table:table-row>
        <table:table-row table:style-name="Table55.1">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7"/>
          </table:table-cell>
          <table:table-cell table:style-name="Table55.F28" office:value-type="string">
            <text:p text:style-name="P50"/>
          </table:table-cell>
        </table:table-row>
        <table:table-row table:style-name="Table55.1">
          <table:table-cell table:style-name="Table55.A28" office:value-type="string">
            <text:p text:style-name="P44">E</text:p>
          </table:table-cell>
          <table:table-cell table:style-name="Table55.A28" office:value-type="string">
            <text:p text:style-name="P44">1</text:p>
          </table:table-cell>
          <table:table-cell table:style-name="Table55.A28" office:value-type="string">
            <text:p text:style-name="P44">0</text:p>
          </table:table-cell>
          <table:table-cell table:style-name="Table55.A28" office:value-type="string">
            <text:p text:style-name="P44"/>
          </table:table-cell>
          <table:table-cell table:style-name="Table55.A28" office:value-type="string">
            <text:p text:style-name="P45"/>
          </table:table-cell>
          <table:table-cell table:style-name="Table55.F28" office:value-type="string">
            <text:p text:style-name="P48">Regular Expression Error</text:p>
          </table:table-cell>
        </table:table-row>
        <table:table-row table:style-name="Table55.1">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6"/>
          </table:table-cell>
          <table:table-cell table:style-name="Table55.A28" office:value-type="string">
            <text:p text:style-name="P47"/>
          </table:table-cell>
          <table:table-cell table:style-name="Table55.F28" office:value-type="string">
            <text:p text:style-name="P50"/>
          </table:table-cell>
        </table:table-row>
        <table:table-row table:style-name="Table55.1">
          <table:table-cell table:style-name="Table55.A28" office:value-type="string">
            <text:p text:style-name="P44">E</text:p>
          </table:table-cell>
          <table:table-cell table:style-name="Table55.A28" office:value-type="string">
            <text:p text:style-name="P44">1</text:p>
          </table:table-cell>
          <table:table-cell table:style-name="Table55.A28" office:value-type="string">
            <text:p text:style-name="P44">1</text:p>
          </table:table-cell>
          <table:table-cell table:style-name="Table55.A28" office:value-type="string">
            <text:p text:style-name="P44"/>
          </table:table-cell>
          <table:table-cell table:style-name="Table55.A28" office:value-type="string">
            <text:p text:style-name="P45"/>
          </table:table-cell>
          <table:table-cell table:style-name="Table55.F28" office:value-type="string">
            <text:p text:style-name="P48">Runtime Error</text:p>
          </table:table-cell>
        </table:table-row>
        <table:table-row table:style-name="Table55.1">
          <table:table-cell table:style-name="Table55.A28" office:value-type="string">
            <text:p text:style-name="P44">E</text:p>
          </table:table-cell>
          <table:table-cell table:style-name="Table55.A28" office:value-type="string">
            <text:p text:style-name="P44">1</text:p>
          </table:table-cell>
          <table:table-cell table:style-name="Table55.A28" office:value-type="string">
            <text:p text:style-name="P44">1</text:p>
          </table:table-cell>
          <table:table-cell table:style-name="Table55.A28" office:value-type="string">
            <text:p text:style-name="P44">,</text:p>
          </table:table-cell>
          <table:table-cell table:style-name="Table55.A28" office:value-type="string">
            <text:p text:style-name="P45">01</text:p>
          </table:table-cell>
          <table:table-cell table:style-name="Table55.F28" office:value-type="string">
            <text:p text:style-name="P48">Gem::Exception</text:p>
          </table:table-cell>
        </table:table-row>
        <table:table-row table:style-name="Table55.1">
          <table:table-cell table:style-name="Table55.A28" office:value-type="string">
            <text:p text:style-name="P44">E</text:p>
          </table:table-cell>
          <table:table-cell table:style-name="Table55.A28" office:value-type="string">
            <text:p text:style-name="P44">1</text:p>
          </table:table-cell>
          <table:table-cell table:style-name="Table55.A28" office:value-type="string">
            <text:p text:style-name="P44">1</text:p>
          </table:table-cell>
          <table:table-cell table:style-name="Table55.A28" office:value-type="string">
            <text:p text:style-name="P44">,</text:p>
          </table:table-cell>
          <table:table-cell table:style-name="Table55.A28" office:value-type="string">
            <text:p text:style-name="P45">01,01</text:p>
          </table:table-cell>
          <table:table-cell table:style-name="Table55.F28" office:value-type="string">
            <text:p text:style-name="P48">Gem::Command Line Error</text:p>
          </table:table-cell>
        </table:table-row>
        <table:table-row table:style-name="Table55.1">
          <table:table-cell table:style-name="Table55.A28" office:value-type="string">
            <text:p text:style-name="P44">E</text:p>
          </table:table-cell>
          <table:table-cell table:style-name="Table55.A28" office:value-type="string">
            <text:p text:style-name="P44">1</text:p>
          </table:table-cell>
          <table:table-cell table:style-name="Table55.A28" office:value-type="string">
            <text:p text:style-name="P44">1</text:p>
          </table:table-cell>
          <table:table-cell table:style-name="Table55.A28" office:value-type="string">
            <text:p text:style-name="P44">,</text:p>
          </table:table-cell>
          <table:table-cell table:style-name="Table55.A28" office:value-type="string">
            <text:p text:style-name="P45">01,02</text:p>
          </table:table-cell>
          <table:table-cell table:style-name="Table55.F28" office:value-type="string">
            <text:p text:style-name="P48">Gem::Dependency Error</text:p>
          </table:table-cell>
        </table:table-row>
        <table:table-row table:style-name="Table55.1">
          <table:table-cell table:style-name="Table55.A28" office:value-type="string">
            <text:p text:style-name="P44">E</text:p>
          </table:table-cell>
          <table:table-cell table:style-name="Table55.A28" office:value-type="string">
            <text:p text:style-name="P44">1</text:p>
          </table:table-cell>
          <table:table-cell table:style-name="Table55.A28" office:value-type="string">
            <text:p text:style-name="P44">1</text:p>
          </table:table-cell>
          <table:table-cell table:style-name="Table55.A28" office:value-type="string">
            <text:p text:style-name="P44">,</text:p>
          </table:table-cell>
          <table:table-cell table:style-name="Table55.A28" office:value-type="string">
            <text:p text:style-name="P45">01,03</text:p>
          </table:table-cell>
          <table:table-cell table:style-name="Table55.F28" office:value-type="string">
            <text:p text:style-name="P48">Gem::Dependency Removal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5</text:p>
          </table:table-cell>
          <table:table-cell table:style-name="Table55.F2" office:value-type="string">
            <text:p text:style-name="P49">Gem::Document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1</text:p>
          </table:table-cell>
          <table:table-cell table:style-name="Table55.F2" office:value-type="string">
            <text:p text:style-name="P48">Gem::Impossible Dependencies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2</text:p>
          </table:table-cell>
          <table:table-cell table:style-name="Table55.F2" office:value-type="string">
            <text:p text:style-name="P48">Gem::Install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5</text:p>
          </table:table-cell>
          <table:table-cell table:style-name="Table55.F2" office:value-type="string">
            <text:p text:style-name="P48">Gem::Remote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19</text:p>
          </table:table-cell>
          <table:table-cell table:style-name="Table55.F2" office:value-type="string">
            <text:p text:style-name="P48">Gem::Ruby Version Mismatch<text:note text:id="ftn37" text:note-class="footnote"><text:note-citation>31</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1</text:p>
          </table:table-cell>
          <table:table-cell table:style-name="Table55.A2" office:value-type="string">
            <text:p text:style-name="P44">,</text:p>
          </table:table-cell>
          <table:table-cell table:style-name="Table55.A2" office:value-type="string">
            <text:p text:style-name="P45">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2">System Call Error<text:note text:id="ftn38" text:note-class="footnote"><text:note-citation>32</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2BIG</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CCES</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DDRINUS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DDRNOTAVAIL</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FNOSUPPOR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WaitReadab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GAINWaitWritab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ALREADY</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BADF</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BUSY</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HILD</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ABORTED</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REFUSED</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CONNRESE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EADLK</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ESTADDRREQ</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OM</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DQUO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EXIS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FAUL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FBIG</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HOSTDOWN</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HOSTUNREACH</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LSEQ</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text:p>
          </table:table-cell>
          <table:table-cell table:style-name="Table55.F2" office:value-type="string">
            <text:p text:style-name="P48"/>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WaitReadab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PROGRESSWaitWritab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TR</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NVAL</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O</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SCONN</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ISDIR</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LOOP</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FI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LINK</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MSGSIZ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AMETOOLONG</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DOWN</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RESE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ETUNREACH</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FI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BUFS</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DEV</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EN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EXEC</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LCK</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MEM</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PROTOOP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SPC</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SYS</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CONN</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DIR</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EMPTY</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SOCK</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OTTY</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NXIO</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OPNOTSUPP</text:p>
          </table:table-cell>
          <table:table-cell table:style-name="Table55.F2" office:value-type="string">
            <text:p text:style-name="P48"/>
          </table:table-cell>
        </table:table-row>
        <text:soft-page-break/>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ERM</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FNOSUPPOR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IP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CLIM</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TONOSUPPOR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PROTOTYP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ANG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EMOT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ROFS</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HUTDOWN</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OCKTNOSUPPOR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PIP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RCH</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STA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TIMEDOUT</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TOOMANYREFS</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USERS</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WaitReadab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WOULDBLOCKWaitWritable</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EXDEV</text:p>
          </table:table-cell>
          <table:table-cell table:style-name="Table55.F2" office:value-type="string">
            <text:p text:style-name="P48"/>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2</text:p>
          </table:table-cell>
          <table:table-cell table:style-name="Table55.A2" office:value-type="string">
            <text:p text:style-name="P44">,</text:p>
          </table:table-cell>
          <table:table-cell table:style-name="Table55.A2" office:value-type="string">
            <text:p text:style-name="P45">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3</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Thread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4</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8">Type Error</text:p>
          </table:table-cell>
        </table:table-row>
        <table:table-row table:style-name="Table55.1">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6"/>
          </table:table-cell>
          <table:table-cell table:style-name="Table55.A2" office:value-type="string">
            <text:p text:style-name="P47"/>
          </table:table-cell>
          <table:table-cell table:style-name="Table55.F2" office:value-type="string">
            <text:p text:style-name="P50"/>
          </table:table-cell>
        </table:table-row>
        <table:table-row table:style-name="Table55.1">
          <table:table-cell table:style-name="Table55.A2" office:value-type="string">
            <text:p text:style-name="P44">E</text:p>
          </table:table-cell>
          <table:table-cell table:style-name="Table55.A2" office:value-type="string">
            <text:p text:style-name="P44">1</text:p>
          </table:table-cell>
          <table:table-cell table:style-name="Table55.A2" office:value-type="string">
            <text:p text:style-name="P44">5</text:p>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49">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6">Object</text:p>
      <text:p text:style-name="P26"><text:tab/>Array</text:p>
      <text:p text:style-name="P26"><text:tab/>Class</text:p>
      <text:p text:style-name="P26"><text:tab/>FalseClass</text:p>
      <text:p text:style-name="P26"><text:tab/>Hash</text:p>
      <text:p text:style-name="P26"><text:tab/>InStream</text:p>
      <text:p text:style-name="P26"><text:tab/>MaxNumeric</text:p>
      <text:p text:style-name="P26"><text:tab/>MinNumeric</text:p>
      <text:p text:style-name="P26"><text:tab/>NilClass</text:p>
      <text:p text:style-name="P26"><text:tab/>Numeric</text:p>
      <text:p text:style-name="P26"><text:tab/><text:tab/>Complex</text:p>
      <text:p text:style-name="P26"><text:tab/><text:tab/>Float</text:p>
      <text:p text:style-name="P26"><text:tab/><text:tab/>Integer</text:p>
      <text:p text:style-name="P26"><text:tab/><text:tab/><text:tab/>Bignum</text:p>
      <text:p text:style-name="P26"><text:tab/><text:tab/><text:tab/>Fixnum</text:p>
      <text:p text:style-name="P26"><text:tab/><text:tab/>Rational</text:p>
      <text:p text:style-name="P26"><text:tab/>OutStream</text:p>
      <text:p text:style-name="P26"><text:tab/>Procedure</text:p>
      <text:p text:style-name="P26"><text:tab/>Queue</text:p>
      <text:p text:style-name="P26"><text:tab/>String</text:p>
      <text:p text:style-name="P26"><text:tab/>Thread</text:p>
      <text:p text:style-name="P26"><text:tab/>TrueClass</text:p>
      <text:p text:style-name="P26"><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6870680"/>Classes<text:alphabetical-index-mark-end text:id="IMark10687068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6870680"/>Inheritance<text:alphabetical-index-mark-end text:id="IMark10687068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6870680"/>Methods<text:alphabetical-index-mark-end text:id="IMark106870680"/></text:h>
      <text:p text:style-name="P3">All code in fOOrth is contained in methods. A method is a fragment of code that an object uses to respond to a message that has been sent to that object. In fOOrth there are three sorts of methods:</text:p>
      <text:list xml:id="list4014372542608469003" text:style-name="L13">
        <text:list-item>
          <text:p text:style-name="P67">Shared: Methods that are common to all instances of the class that contains them.</text:p>
        </text:list-item>
        <text:list-item>
          <text:p text:style-name="P67">Exclusive: Methods that are defined for one and only one object (and all of its clones that are created <text:span text:style-name="T2">after</text:span> the exclusive method is defined.).</text:p>
        </text:list-item>
        <text:list-item>
          <text:p text:style-name="P67">Local: Methods that are created in a context and are accessible only in that context. When the context concludes, these methods are no longer accessible.</text:p>
        </text:list-item>
      </text:list>
      <text:h text:style-name="Heading_20_3" text:outline-level="3"><text:alphabetical-index-mark-start text:id="IMark233858492"/>Late Binding<text:alphabetical-index-mark-end text:id="IMark233858492"/> and <text:alphabetical-index-mark-start text:id="IMark134189452"/>Polymorphism<text:alphabetical-index-mark-end text:id="IMark13418945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34189452"/>Method Mapping<text:alphabetical-index-mark-end text:id="IMark13418945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6347161602247666998" text:style-name="L14">
        <text:list-item>
          <text:p text:style-name="P68">The strings used by fOOrth needed to be converted to Ruby symbols to allow code to be executed in Ruby.</text:p>
        </text:list-item>
        <text:list-item>
          <text:p text:style-name="P6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33858492"/>SymbolMap<text:alphabetical-index-mark-end text:id="IMark233858492"/> class. This class creates mappings in one of two ways:</text:p>
      <text:list xml:id="list5039804441124474131" text:style-name="L15">
        <text:list-item>
          <text:p text:style-name="P6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33858492"/>Routing<text:alphabetical-index-mark-end text:id="IMark2338584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745641026305415171" text:style-name="L16">
        <text:list-item>
          <text:p text:style-name="P70">The defining word used to create the method.</text:p>
        </text:list-item>
        <text:list-item>
          <text:p text:style-name="P70">The receiver of the defining word used to create the method.</text:p>
        </text:list-item>
        <text:list-item>
          <text:p text:style-name="P7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233860796"/>:<text:alphabetical-index-mark-end text:id="IMark233860796"/></text:p>
          </table:table-cell>
          <table:table-cell table:style-name="Table9.A2" office:value-type="string">
            <text:p text:style-name="P11">N/A</text:p>
          </table:table-cell>
          <table:table-cell table:style-name="Table9.A2" office:value-type="string">
            <text:p text:style-name="P19">any<text:note text:id="ftn28" text:note-class="footnote"><text:note-citation>33</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34</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233860796"/>.:<text:alphabetical-index-mark-end text:id="IMark233860796"/></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5</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6</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7</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8</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233860796"/>.::<text:alphabetical-index-mark-end text:id="IMark233860796"/></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33861036"/>do_map_name<text:alphabetical-index-mark-end text:id="IMark23386103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233861036"/>Array<text:alphabetical-index-mark-end text:id="IMark23386103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8008791297044436298" text:style-name="L17">
        <text:list-item>
          <text:p text:style-name="P71">The first two examples both create “empty” arrays with zero data elements. </text:p>
        </text:list-item>
        <text:list-item>
          <text:p text:style-name="P71">Array data do NOT need to be the same “type” of data. Mixing is allowed. </text:p>
        </text:list-item>
        <text:list-item>
          <text:p text:style-name="P7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071929638384392239" text:style-name="L18">
        <text:list-item>
          <text:p text:style-name="P7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33857436"/>.new<text:alphabetical-index-mark-end text:id="IMark23385743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33857436"/>.new{<text:alphabetical-index-mark-end text:id="IMark23385743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33857436"/>x<text:alphabetical-index-mark-end text:id="IMark23385743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33857436"/>}<text:alphabetical-index-mark-end text:id="IMark23385743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33857436"/>.new_size<text:alphabetical-index-mark-end text:id="IMark23385743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33857436"/>.new_value<text:alphabetical-index-mark-end text:id="IMark23385743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33857436"/>.new_values<text:alphabetical-index-mark-end text:id="IMark23385743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33857436"/>!<text:alphabetical-index-mark-end text:id="IMark23385743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33857436"/>+<text:alphabetical-index-mark-end text:id="IMark23385743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33857436"/>.+left<text:alphabetical-index-mark-end text:id="IMark23385743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33857436"/>.+mid<text:alphabetical-index-mark-end text:id="IMark23385743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33857436"/>.+midlr<text:alphabetical-index-mark-end text:id="IMark23385743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33857436"/>.+right<text:alphabetical-index-mark-end text:id="IMark23385743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33857436"/>.-left<text:alphabetical-index-mark-end text:id="IMark23385743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33857436"/>.-mid<text:alphabetical-index-mark-end text:id="IMark23385743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33857436"/>.-midlr<text:alphabetical-index-mark-end text:id="IMark23385743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33857436"/>.-right<text:alphabetical-index-mark-end text:id="IMark23385743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33857436"/>.[]!<text:alphabetical-index-mark-end text:id="IMark23385743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33857436"/>.[]@<text:alphabetical-index-mark-end text:id="IMark23385743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33857436"/>.left<text:alphabetical-index-mark-end text:id="IMark23385743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33857436"/>.length<text:alphabetical-index-mark-end text:id="IMark23385743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33857436"/>.max<text:alphabetical-index-mark-end text:id="IMark23385743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33857436"/>.mid<text:alphabetical-index-mark-end text:id="IMark23385743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33857436"/>.midlr<text:alphabetical-index-mark-end text:id="IMark23385743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33857436"/>.min<text:alphabetical-index-mark-end text:id="IMark23385743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33857436"/>.pp<text:alphabetical-index-mark-end text:id="IMark23385743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33857436"/>.reverse<text:alphabetical-index-mark-end text:id="IMark23385743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33857436"/>.right<text:alphabetical-index-mark-end text:id="IMark23385743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33857436"/>.shuffle<text:alphabetical-index-mark-end text:id="IMark23385743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33857436"/>.sort<text:alphabetical-index-mark-end text:id="IMark23385743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33857436"/>.strmax<text:alphabetical-index-mark-end text:id="IMark23385743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33857436"/>&lt;&lt;<text:alphabetical-index-mark-end text:id="IMark23385743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33857436"/>@<text:alphabetical-index-mark-end text:id="IMark23385743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33861036"/>Class<text:alphabetical-index-mark-end text:id="IMark23386103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9" text:note-class="footnote"><text:note-citation>39</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233857436"/>.:<text:alphabetical-index-mark-end text:id="IMark233857436"/>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233857436"/>super<text:alphabetical-index-mark-end text:id="IMark23385743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233857436"/>val:<text:alphabetical-index-mark-end text:id="IMark23385743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33857436"/>var:<text:alphabetical-index-mark-end text:id="IMark23385743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33857436"/>val@:<text:alphabetical-index-mark-end text:id="IMark23385743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233857436"/>var@:<text:alphabetical-index-mark-end text:id="IMark23385743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233857436"/>;<text:alphabetical-index-mark-end text:id="IMark23385743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33857436"/>.is_class?<text:alphabetical-index-mark-end text:id="IMark23385743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33857436"/>.new<text:alphabetical-index-mark-end text:id="IMark23385743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33857436"/>.parent_class<text:alphabetical-index-mark-end text:id="IMark23385743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33857436"/>.subclass:<text:alphabetical-index-mark-end text:id="IMark23385743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33857436"/>.to_s<text:alphabetical-index-mark-end text:id="IMark23385743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233861036"/>Commands<text:alphabetical-index-mark-end text:id="IMark233861036"/></text:h>
      <text:p text:style-name="Text_20_body">The following are also methods, however, they are designed primarily for interacting directly with the operator in the form of commands. Commands are distinguished by the leading “)” in their name<text:note text:id="ftn40" text:note-class="footnote"><text:note-citation>4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33857436"/>)methods<text:alphabetical-index-mark-end text:id="IMark23385743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33857436"/>)stubs<text:alphabetical-index-mark-end text:id="IMark233857436"/> []</text:h>
            <text:p text:style-name="Text_20_body">Routing: TOS</text:p>
            <text:p text:style-name="P3">List the stub methods defined for this class. Stubs are place holder methods that serve one of two purposes:</text:p>
            <text:list xml:id="list5702305589600792366" text:style-name="L19">
              <text:list-item>
                <text:p text:style-name="P73">They are abstract methods in a base class that exist so that a sub-class may replace the stub with an actual method. The stub ensures that the compiler uses the correct routing when using the method.</text:p>
              </text:list-item>
              <text:list-item>
                <text:p text:style-name="P7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33861036"/>Complex<text:alphabetical-index-mark-end text:id="IMark23386103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1" text:note-class="footnote"><text:note-citation>4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5.B1" office:value-type="string">
            <text:p text:style-name="P12">Value<text:note text:id="ftn43" text:note-class="footnote"><text:note-citation>4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33857100"/>.cbrt<text:alphabetical-index-mark-end text:id="IMark23385710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33857580"/>.e**<text:alphabetical-index-mark-end text:id="IMark23385758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33857100"/>.split<text:alphabetical-index-mark-end text:id="IMark2338571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33857580"/>.sqrt<text:alphabetical-index-mark-end text:id="IMark23385758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33860652"/>FalseClass<text:alphabetical-index-mark-end text:id="IMark23386065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33857580"/>&amp;&amp;<text:alphabetical-index-mark-end text:id="IMark23385758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33857580"/>^^<text:alphabetical-index-mark-end text:id="IMark23385758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33857580"/>||<text:alphabetical-index-mark-end text:id="IMark23385758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33860652"/>Float<text:alphabetical-index-mark-end text:id="IMark23386065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4" text:note-class="footnote"><text:note-citation>4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5" text:note-class="footnote"><text:note-citation>4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6" text:note-class="footnote"><text:note-citation>46</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6871736"/>Hash<text:alphabetical-index-mark-end text:id="IMark10687173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6871736"/>InStream<text:alphabetical-index-mark-end text:id="IMark10687173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6871736"/>Integer<text:alphabetical-index-mark-end text:id="IMark10687173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7" text:note-class="footnote"><text:note-citation>4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8" text:note-class="footnote"><text:note-citation>4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9" text:note-class="footnote"><text:note-citation>49</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06872360"/><text:alphabetical-index-mark-start text:id="IMark106870920"/>MaxNumeric<text:alphabetical-index-mark-end text:id="IMark106870920"/><text:alphabetical-index-mark-end text:id="IMark10687236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06872360"/><text:alphabetical-index-mark-start text:id="IMark106870920"/>MinNumeric<text:alphabetical-index-mark-end text:id="IMark106870920"/><text:alphabetical-index-mark-end text:id="IMark10687236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06872360"/><text:alphabetical-index-mark-start text:id="IMark106870920"/><text:alphabetical-index-mark-start text:id="IMark106871592"/>NilClass<text:alphabetical-index-mark-end text:id="IMark106871592"/><text:alphabetical-index-mark-end text:id="IMark106870920"/><text:alphabetical-index-mark-end text:id="IMark10687236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6871544"/>&amp;&amp;<text:alphabetical-index-mark-end text:id="IMark10687154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6871544"/>^^<text:alphabetical-index-mark-end text:id="IMark10687154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6871544"/>||<text:alphabetical-index-mark-end text:id="IMark10687154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6872360"/>Numeric<text:alphabetical-index-mark-end text:id="IMark1068723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06872360"/>Object<text:alphabetical-index-mark-end text:id="IMark10687236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6871544"/>&amp;&amp;<text:alphabetical-index-mark-end text:id="IMark10687154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6871544"/>)methods<text:alphabetical-index-mark-end text:id="IMark10687154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6871544"/>.<text:alphabetical-index-mark-end text:id="IMark10687154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6871544"/>.::<text:alphabetical-index-mark-end text:id="IMark10687154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8"/>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6871544"/>inst:<text:alphabetical-index-mark-end text:id="IMark10687154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6871544"/>local:<text:alphabetical-index-mark-end text:id="IMark10687154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6871544"/>super<text:alphabetical-index-mark-end text:id="IMark10687154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6871544"/>;<text:alphabetical-index-mark-end text:id="IMark10687154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6871544"/>.class<text:alphabetical-index-mark-end text:id="IMark106871544"/>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6871544"/>.clone<text:alphabetical-index-mark-end text:id="IMark10687154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6871544"/>.copy<text:alphabetical-index-mark-end text:id="IMark10687154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6871544"/>.init<text:alphabetical-index-mark-end text:id="IMark10687154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6871544"/>.is_class?<text:alphabetical-index-mark-end text:id="IMark10687154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6871544"/>.name<text:alphabetical-index-mark-end text:id="IMark10687154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6871544"/>.strlen<text:alphabetical-index-mark-end text:id="IMark10687154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6871544"/>.to_f<text:alphabetical-index-mark-end text:id="IMark10687154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6871544"/>.to_f!<text:alphabetical-index-mark-end text:id="IMark10687154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6871544"/>.to_i<text:alphabetical-index-mark-end text:id="IMark10687154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6871544"/>.to_i!<text:alphabetical-index-mark-end text:id="IMark10687154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6871544"/>.to_n<text:alphabetical-index-mark-end text:id="IMark10687154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6871544"/>.to_n!<text:alphabetical-index-mark-end text:id="IMark10687154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6871544"/>.to_r<text:alphabetical-index-mark-end text:id="IMark10687154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6871544"/>.to_r!<text:alphabetical-index-mark-end text:id="IMark10687154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6871544"/>.to_s<text:alphabetical-index-mark-end text:id="IMark10687154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6871544"/>.to_x<text:alphabetical-index-mark-end text:id="IMark10687154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6871544"/>.to_x!<text:alphabetical-index-mark-end text:id="IMark10687154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06871544"/>&lt;&gt;<text:alphabetical-index-mark-end text:id="IMark10687154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06871544"/>=<text:alphabetical-index-mark-end text:id="IMark10687154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06871544"/>^^<text:alphabetical-index-mark-end text:id="IMark10687154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06871544"/>distinct?<text:alphabetical-index-mark-end text:id="IMark10687154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6871544"/>identical?<text:alphabetical-index-mark-end text:id="IMark10687154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6871544"/>max<text:alphabetical-index-mark-end text:id="IMark10687154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6871544"/>min<text:alphabetical-index-mark-end text:id="IMark1068715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6871544"/>nil&lt;&gt;<text:alphabetical-index-mark-end text:id="IMark10687154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6871544"/>nil=<text:alphabetical-index-mark-end text:id="IMark10687154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6871544"/>not<text:alphabetical-index-mark-end text:id="IMark10687154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6871544"/>||<text:alphabetical-index-mark-end text:id="IMark10687154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6872360"/>OutStream<text:alphabetical-index-mark-end text:id="IMark1068723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06872360"/>Procedure<text:alphabetical-index-mark-end text:id="IMark1068723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06872360"/>Queue<text:alphabetical-index-mark-end text:id="IMark1068723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6872360"/>Rational<text:alphabetical-index-mark-end text:id="IMark1068723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0" text:note-class="footnote"><text:note-citation>5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51" text:note-class="footnote"><text:note-citation>51</text:note-citation><text:note-body><text:p text:style-name="Footnote">No spaces are permitted within the literal.</text:p></text:note-body></text:note></text:p>
          </table:table-cell>
          <table:table-cell table:style-name="Table6.B1" office:value-type="string">
            <text:p text:style-name="P12">Value<text:note text:id="ftn52" text:note-class="footnote"><text:note-citation>5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6871304"/>.split<text:alphabetical-index-mark-end text:id="IMark1068713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6869000"/>Stack<text:alphabetical-index-mark-end text:id="IMark10686900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06869000"/>String<text:alphabetical-index-mark-end text:id="IMark10686900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6869000"/>Thread<text:alphabetical-index-mark-end text:id="IMark10686900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6869000"/><text:alphabetical-index-mark-start text:id="IMark106872312"/><text:alphabetical-index-mark-start text:id="IMark106871784"/>TrueClass<text:alphabetical-index-mark-end text:id="IMark106871784"/><text:alphabetical-index-mark-end text:id="IMark106872312"/><text:alphabetical-index-mark-end text:id="IMark10686900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7"/>
      <text:h text:style-name="Heading_20_1" text:outline-level="1"><text:alphabetical-index-mark-start text:id="IMark106869000"/>VirtualMachine<text:alphabetical-index-mark-end text:id="IMark10686900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6869000"/>Commands<text:alphabetical-index-mark-end text:id="IMark10686900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06869000"/>)entries<text:alphabetical-index-mark-end text:id="IMark106869000"/>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3" text:note-class="footnote"><text:note-citation>5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6">A</text:p>
          <text:p text:style-name="P55">again<text:tab/>24</text:p>
          <text:p text:style-name="P55">Array<text:tab/>47</text:p>
          <text:p text:style-name="P56">B</text:p>
          <text:p text:style-name="P55">begin<text:tab/>23</text:p>
          <text:p text:style-name="P56">C</text:p>
          <text:p text:style-name="P55">Class<text:tab/>58</text:p>
          <text:p text:style-name="P55">Classes<text:tab/>41</text:p>
          <text:p text:style-name="P55">Commands<text:tab/>61, 102</text:p>
          <text:p text:style-name="P55">Complex<text:tab/>63</text:p>
          <text:p text:style-name="P56">D</text:p>
          <text:p text:style-name="P55">Declarations<text:tab/>25</text:p>
          <text:p text:style-name="P55">Demo.rb<text:tab/>11</text:p>
          <text:p text:style-name="P55">distinct?<text:tab/>86</text:p>
          <text:p text:style-name="P55">do<text:tab/>22</text:p>
          <text:p text:style-name="P55">do_map_name<text:tab/>45</text:p>
          <text:p text:style-name="P55">drop<text:tab/>18</text:p>
          <text:p text:style-name="P55">Duck Typing<text:tab/>25</text:p>
          <text:p text:style-name="P55">dup<text:tab/>18</text:p>
          <text:p text:style-name="P56">E</text:p>
          <text:p text:style-name="P55">else<text:tab/>20</text:p>
          <text:p text:style-name="P56">F</text:p>
          <text:p text:style-name="P55">FalseClass<text:tab/>66</text:p>
          <text:p text:style-name="P55">Float<text:tab/>68</text:p>
          <text:p text:style-name="P56">H</text:p>
          <text:p text:style-name="P55">Hash<text:tab/>69</text:p>
          <text:p text:style-name="P56">I</text:p>
          <text:p text:style-name="P55">i<text:tab/>22</text:p>
          <text:p text:style-name="P55">identical?<text:tab/>87</text:p>
          <text:p text:style-name="P55">if<text:tab/>20</text:p>
          <text:p text:style-name="P55">Inheritance<text:tab/>42</text:p>
          <text:p text:style-name="P55">inst:<text:tab/>80</text:p>
          <text:p text:style-name="P55">InStream<text:tab/>70</text:p>
          <text:p text:style-name="P55">Integer<text:tab/>71</text:p>
          <text:p text:style-name="P56">J</text:p>
          <text:p text:style-name="P55">j<text:tab/>22</text:p>
          <text:p text:style-name="P56">L</text:p>
          <text:p text:style-name="P55">Late Binding<text:tab/>42</text:p>
          <text:p text:style-name="P55">local:<text:tab/>80</text:p>
          <text:p text:style-name="P55">loop<text:tab/>22</text:p>
          <text:p text:style-name="P56">M</text:p>
          <text:p text:style-name="P55">max<text:tab/>87</text:p>
          <text:p text:style-name="P55">MaxNumeric<text:tab/>73</text:p>
          <text:p text:style-name="P55">Method Mapping<text:tab/>43</text:p>
          <text:p text:style-name="P55">Methods<text:tab/>42</text:p>
          <text:p text:style-name="P55">min<text:tab/>87</text:p>
          <text:p text:style-name="P55">MinNumeric<text:tab/>74</text:p>
          <text:p text:style-name="P55">Mutation<text:tab/>27</text:p>
          <text:p text:style-name="P56">N</text:p>
          <text:p text:style-name="P55">nil&lt;&gt;<text:tab/>88</text:p>
          <text:p text:style-name="P55">nil=<text:tab/>88</text:p>
          <text:p text:style-name="P55">NilClass<text:tab/>75</text:p>
          <text:p text:style-name="P55">nip<text:tab/>18</text:p>
          <text:p text:style-name="P55">not<text:tab/>88</text:p>
          <text:p text:style-name="P55">Numeric<text:tab/>76</text:p>
          <text:p text:style-name="P56">O</text:p>
          <text:p text:style-name="P55">Object<text:tab/>79</text:p>
          <text:p text:style-name="P55">OutStream<text:tab/>89</text:p>
          <text:p text:style-name="P55">over<text:tab/>18</text:p>
          <text:p text:style-name="P56">P</text:p>
          <text:p text:style-name="P55">pick<text:tab/>18</text:p>
          <text:p text:style-name="P55">Polymorphism<text:tab/>42</text:p>
          <text:p text:style-name="P55">Procedure<text:tab/>91</text:p>
          <text:p text:style-name="P56">Q</text:p>
          <text:p text:style-name="P55">Queue<text:tab/>92</text:p>
          <text:p text:style-name="P56">R</text:p>
          <text:p text:style-name="P55">Rake<text:tab/>11</text:p>
          <text:p text:style-name="P55">Rational<text:tab/>93</text:p>
          <text:p text:style-name="P55">Referencing<text:tab/>26</text:p>
          <text:p text:style-name="P55">repeat<text:tab/>24</text:p>
          <text:p text:style-name="P55">Routing<text:tab/>44</text:p>
          <text:p text:style-name="P56">S</text:p>
          <text:p text:style-name="P55">Scoping<text:tab/>25</text:p>
          <text:p text:style-name="P55">Stack<text:tab/>95</text:p>
          <text:p text:style-name="P55">String<text:tab/>96</text:p>
          <text:p text:style-name="P55">super<text:tab/>59, 80</text:p>
          <text:p text:style-name="P55">swap<text:tab/>19</text:p>
          <text:p text:style-name="P55">switch<text:tab/>20</text:p>
          <text:p text:style-name="P55">SymbolMap<text:tab/>43</text:p>
          <text:p text:style-name="P56">T</text:p>
          <text:p text:style-name="P55">Thanks<text:tab/>9</text:p>
          <text:p text:style-name="P55">then<text:tab/>20</text:p>
          <text:p text:style-name="P55">Thread<text:tab/>98</text:p>
          <text:p text:style-name="P55">TrueClass<text:tab/>99</text:p>
          <text:p text:style-name="P55">tuck<text:tab/>19</text:p>
          <text:p text:style-name="P55">Typing<text:tab/>25</text:p>
          <text:p text:style-name="P56">U</text:p>
          <text:p text:style-name="P55">until<text:tab/>24</text:p>
          <text:p text:style-name="P56">V</text:p>
          <text:p text:style-name="P55">val:<text:tab/>25, 59</text:p>
          <text:p text:style-name="P55">val@:<text:tab/>26, 59</text:p>
          <text:p text:style-name="P55">val#:<text:tab/>26</text:p>
          <text:p text:style-name="P55">val$:<text:tab/>26</text:p>
          <text:p text:style-name="P55">var:<text:tab/>25, 59</text:p>
          <text:p text:style-name="P55">var@:<text:tab/>26, 60</text:p>
          <text:p text:style-name="P55">var#:<text:tab/>26</text:p>
          <text:p text:style-name="P55">var$:<text:tab/>26</text:p>
          <text:p text:style-name="P55">VirtualMachine<text:tab/>100</text:p>
          <text:p text:style-name="P56">X</text:p>
          <text:p text:style-name="P55">x<text:tab/>48</text:p>
          <text:p text:style-name="P56">^</text:p>
          <text:p text:style-name="P55">^^<text:tab/>66, 75, 86</text:p>
          <text:p text:style-name="P56">-</text:p>
          <text:p text:style-name="P55">-i<text:tab/>22</text:p>
          <text:p text:style-name="P55">-j<text:tab/>22</text:p>
          <text:p text:style-name="P56">;</text:p>
          <text:p text:style-name="P55">;<text:tab/>60, 80</text:p>
          <text:p text:style-name="P56">:</text:p>
          <text:p text:style-name="P55">:<text:tab/>44</text:p>
          <text:p text:style-name="P56">!</text:p>
          <text:p text:style-name="P55">!<text:tab/>50</text:p>
          <text:p text:style-name="P56">.</text:p>
          <text:p text:style-name="P55">.<text:tab/>79</text:p>
          <text:p text:style-name="P55">.-left<text:tab/>51</text:p>
          <text:p text:style-name="P55">.-mid<text:tab/>52</text:p>
          <text:p text:style-name="P55">.-midlr<text:tab/>52</text:p>
          <text:p text:style-name="P55">.-right<text:tab/>52</text:p>
          <text:p text:style-name="P55">.:<text:tab/>44, 58</text:p>
          <text:p text:style-name="P55">.::<text:tab/>44, 80</text:p>
          <text:p text:style-name="P55">.[]!<text:tab/>52</text:p>
          <text:p text:style-name="P55">.[]@<text:tab/>53</text:p>
          <text:p text:style-name="P55">.+left<text:tab/>50</text:p>
          <text:p text:style-name="P55">.+mid<text:tab/>51</text:p>
          <text:p text:style-name="P55">.+midlr<text:tab/>51</text:p>
          <text:p text:style-name="P55">.+right<text:tab/>51</text:p>
          <text:p text:style-name="P55">.cbrt<text:tab/>64</text:p>
          <text:p text:style-name="P55">.class<text:tab/>80</text:p>
          <text:p text:style-name="P55">.clone<text:tab/>81</text:p>
          <text:p text:style-name="P55">.copy<text:tab/>81</text:p>
          <text:p text:style-name="P55">.e**<text:tab/>64</text:p>
          <text:p text:style-name="P55">.init<text:tab/>26, 81</text:p>
          <text:p text:style-name="P55">.is_class?<text:tab/>60, 81</text:p>
          <text:p text:style-name="P55">.left<text:tab/>53</text:p>
          <text:p text:style-name="P55">.length<text:tab/>53</text:p>
          <text:p text:style-name="P55">.max<text:tab/>54</text:p>
          <text:p text:style-name="P55">.mid<text:tab/>54</text:p>
          <text:p text:style-name="P55">.midlr<text:tab/>54</text:p>
          <text:p text:style-name="P55">.min<text:tab/>55</text:p>
          <text:p text:style-name="P55">.name<text:tab/>82</text:p>
          <text:p text:style-name="P55">.new<text:tab/>48, 60</text:p>
          <text:p text:style-name="P55">.new_size<text:tab/>49</text:p>
          <text:p text:style-name="P55">.new_value<text:tab/>49</text:p>
          <text:p text:style-name="P55">.new_values<text:tab/>49</text:p>
          <text:p text:style-name="P55">.new{<text:tab/>48</text:p>
          <text:p text:style-name="P55">.parent_class<text:tab/>61</text:p>
          <text:p text:style-name="P55">.pp<text:tab/>55</text:p>
          <text:p text:style-name="P55">.reverse<text:tab/>55</text:p>
          <text:p text:style-name="P55">.right<text:tab/>55</text:p>
          <text:p text:style-name="P55">.shuffle<text:tab/>56</text:p>
          <text:p text:style-name="P55">.sort<text:tab/>56</text:p>
          <text:p text:style-name="P55">.split<text:tab/>64, 93</text:p>
          <text:p text:style-name="P55">.sqrt<text:tab/>64</text:p>
          <text:p text:style-name="P55">.strlen<text:tab/>82</text:p>
          <text:p text:style-name="P55">.strmax<text:tab/>56</text:p>
          <text:p text:style-name="P55">.subclass:<text:tab/>61</text:p>
          <text:p text:style-name="P55">.to_f<text:tab/>82</text:p>
          <text:p text:style-name="P55">.to_f!<text:tab/>83</text:p>
          <text:p text:style-name="P55">.to_i<text:tab/>83</text:p>
          <text:p text:style-name="P55">.to_i!<text:tab/>83</text:p>
          <text:p text:style-name="P55"><text:soft-page-break/>.to_n<text:tab/>83</text:p>
          <text:p text:style-name="P55">.to_n!<text:tab/>84</text:p>
          <text:p text:style-name="P55">.to_r<text:tab/>84</text:p>
          <text:p text:style-name="P55">.to_r!<text:tab/>85</text:p>
          <text:p text:style-name="P55">.to_s<text:tab/>61, 85</text:p>
          <text:p text:style-name="P55">.to_x<text:tab/>85</text:p>
          <text:p text:style-name="P55">.to_x!<text:tab/>86</text:p>
          <text:p text:style-name="P56">)</text:p>
          <text:p text:style-name="P55">)entries<text:tab/>104</text:p>
          <text:p text:style-name="P55">)methods<text:tab/>62, 79</text:p>
          <text:p text:style-name="P55">)stubs<text:tab/>62</text:p>
          <text:p text:style-name="P56">}</text:p>
          <text:p text:style-name="P55">}<text:tab/>48</text:p>
          <text:p text:style-name="P56">@</text:p>
          <text:p text:style-name="P55">@<text:tab/>57</text:p>
          <text:p text:style-name="P56">&amp;</text:p>
          <text:p text:style-name="P55">&amp;&amp;<text:tab/>66, 75, 79</text:p>
          <text:p text:style-name="P56">+</text:p>
          <text:p text:style-name="P55">+<text:tab/>50</text:p>
          <text:p text:style-name="P55">+loop<text:tab/>22</text:p>
          <text:p text:style-name="P56">&lt;</text:p>
          <text:p text:style-name="P55">&lt;&lt;<text:tab/>57</text:p>
          <text:p text:style-name="P55">&lt;&gt;<text:tab/>86</text:p>
          <text:p text:style-name="P56">=</text:p>
          <text:p text:style-name="P55">=<text:tab/>86</text:p>
          <text:p text:style-name="P56">|</text:p>
          <text:p text:style-name="P55">||<text:tab/>66, 75, 88</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6</text:page-number> of <text:page-count>10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3H13M30S</meta:editing-duration>
    <meta:editing-cycles>1631</meta:editing-cycles>
    <meta:generator>OpenOffice/4.1.1$Win32 OpenOffice.org_project/411m6$Build-9775</meta:generator>
    <dc:date>2015-04-09T10:28:57.93</dc:date>
    <dc:creator>Peter Camilleri</dc:creator>
    <meta:printed-by>Peter Camilleri</meta:printed-by>
    <meta:print-date>2015-02-10T10:49:15.76</meta:print-date>
    <meta:document-statistic meta:table-count="102" meta:image-count="0" meta:object-count="0" meta:page-count="109" meta:paragraph-count="3487" meta:word-count="19348" meta:character-count="111565"/>
    <meta:template xlink:type="simple" xlink:actuate="onRequest" xlink:title="MyDefault" xlink:href="../../../../OpenOffice.org/3/user/template/MyDefault.ott" meta:date="2014-06-26T22:09:00.24"/>
  </office:meta>
</office:document-meta>
</file>